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cdea"/>
    </style:style>
    <style:style style:name="P2" style:family="paragraph" style:parent-style-name="Standard">
      <style:text-properties style:font-name="Arial"/>
    </style:style>
    <style:style style:name="P3" style:family="paragraph" style:parent-style-name="Standard">
      <style:text-properties style:font-name="Arial" fo:font-size="18pt" fo:font-weight="bold" officeooo:paragraph-rsid="0009c84f" style:font-size-asian="18pt" style:font-weight-asian="bold" style:font-size-complex="18pt" style:font-weight-complex="bold"/>
    </style:style>
    <style:style style:name="P4" style:family="paragraph" style:parent-style-name="Standard">
      <style:text-properties style:font-name="Arial" fo:font-size="14pt" officeooo:paragraph-rsid="0009c84f" style:font-size-asian="14pt" style:font-size-complex="14pt"/>
    </style:style>
    <style:style style:name="P5" style:family="paragraph" style:parent-style-name="Standard">
      <style:text-properties style:font-name="Arial" fo:font-size="14pt" officeooo:paragraph-rsid="000fa0af" style:font-size-asian="14pt" style:font-size-complex="14pt"/>
    </style:style>
    <style:style style:name="P6" style:family="paragraph" style:parent-style-name="Standard">
      <style:text-properties style:font-name="Arial" fo:font-size="14pt" officeooo:paragraph-rsid="00c5c0bf" style:font-size-asian="14pt" style:font-size-complex="14pt"/>
    </style:style>
    <style:style style:name="P7" style:family="paragraph" style:parent-style-name="Standard">
      <style:text-properties style:font-name="Arial" fo:font-size="14pt" officeooo:paragraph-rsid="00c6d9ca" style:font-size-asian="14pt" style:font-size-complex="14pt"/>
    </style:style>
    <style:style style:name="P8" style:family="paragraph" style:parent-style-name="Standard">
      <style:text-properties style:font-name="Arial" fo:font-size="14pt" fo:language="vi" fo:country="VN" officeooo:rsid="0011cdea" officeooo:paragraph-rsid="0011cdea" style:font-size-asian="14pt" style:font-size-complex="14pt"/>
    </style:style>
    <style:style style:name="P9" style:family="paragraph" style:parent-style-name="Standard">
      <style:paragraph-properties fo:text-align="center" style:justify-single-word="false"/>
      <style:text-properties fo:color="#ff0000" style:font-name="Arial"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fo:color="#ff8000" style:font-name="Arial" fo:font-style="italic" style:font-style-asian="italic" style:font-style-complex="italic"/>
    </style:style>
    <style:style style:name="P11" style:family="paragraph" style:parent-style-name="Standard">
      <style:paragraph-properties fo:text-align="center" style:justify-single-word="false"/>
      <style:text-properties fo:color="#2a6099" style:font-name="Arial" fo:font-size="18pt" fo:font-style="normal" fo:font-weight="bold" style:font-size-asian="18pt" style:font-style-asian="normal" style:font-weight-asian="bold" style:font-size-complex="18pt" style:font-style-complex="normal" style:font-weight-complex="bold"/>
    </style:style>
    <style:style style:name="P12"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3aea85" officeooo:paragraph-rsid="003aea85" style:font-size-asian="14pt" style:font-weight-asian="normal" style:font-size-complex="14pt" style:font-weight-complex="normal"/>
    </style:style>
    <style:style style:name="P13"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2ac1cc" officeooo:paragraph-rsid="00346dfc" style:font-size-asian="14pt" style:font-weight-asian="normal" style:font-size-complex="14pt" style:font-weight-complex="normal"/>
    </style:style>
    <style:style style:name="P14"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Arial" fo:font-size="14pt" fo:letter-spacing="normal" fo:language="vi" fo:country="VN" fo:font-style="normal" style:text-underline-style="none" fo:font-weight="normal" officeooo:rsid="001164b0" officeooo:paragraph-rsid="00498fdf" style:font-size-asian="14pt" style:font-weight-asian="normal" style:font-size-complex="14pt" style:font-weight-complex="normal"/>
    </style:style>
    <style:style style:name="P15"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38666c" officeooo:paragraph-rsid="0038666c" style:font-size-asian="14pt" style:font-weight-asian="normal" style:font-size-complex="14pt" style:font-weight-complex="normal"/>
    </style:style>
    <style:style style:name="P16"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44d859" officeooo:paragraph-rsid="0044d859" style:font-size-asian="14pt" style:font-weight-asian="normal" style:font-size-complex="14pt" style:font-weight-complex="normal"/>
    </style:style>
    <style:style style:name="P17"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346dfc" officeooo:paragraph-rsid="0035f9e0" style:font-size-asian="14pt" style:font-weight-asian="normal" style:font-size-complex="14pt" style:font-weight-complex="normal"/>
    </style:style>
    <style:style style:name="P18"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346dfc" officeooo:paragraph-rsid="00364bff" style:font-size-asian="14pt" style:font-weight-asian="normal" style:font-size-complex="14pt" style:font-weight-complex="normal"/>
    </style:style>
    <style:style style:name="P19"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346dfc" officeooo:paragraph-rsid="0065b3a1" style:font-size-asian="14pt" style:font-weight-asian="normal" style:font-size-complex="14pt" style:font-weight-complex="normal"/>
    </style:style>
    <style:style style:name="P20"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364bff" officeooo:paragraph-rsid="00364bff" style:font-size-asian="14pt" style:font-weight-asian="normal" style:font-size-complex="14pt" style:font-weight-complex="normal"/>
    </style:style>
    <style:style style:name="P21"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a9bdda" officeooo:paragraph-rsid="00a9bdda" style:font-size-asian="14pt" style:font-weight-asian="normal" style:font-size-complex="14pt" style:font-weight-complex="normal"/>
    </style:style>
    <style:style style:name="P22"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000000" style:font-name="Arial" fo:font-size="12pt" fo:letter-spacing="normal" fo:language="vi" fo:country="VN" fo:font-style="normal" fo:font-weight="normal" officeooo:rsid="000eaff4" officeooo:paragraph-rsid="00498fdf" style:font-size-asian="12pt" style:font-weight-asian="normal" style:font-size-complex="12pt" style:font-weight-complex="normal"/>
    </style:style>
    <style:style style:name="P23" style:family="paragraph" style:parent-style-name="Standard">
      <loext:graphic-properties draw:fill="none"/>
      <style:paragraph-properties fo:margin-left="0in" fo:margin-right="0in" fo:text-indent="0in" style:auto-text-indent="false" fo:background-color="transparent"/>
      <style:text-properties fo:font-variant="normal" fo:text-transform="none" fo:color="#111111" style:font-name="Arial" fo:font-size="14pt" fo:letter-spacing="normal" fo:language="fr" fo:country="FR" fo:font-style="normal" fo:font-weight="normal" officeooo:rsid="0071aa61" officeooo:paragraph-rsid="0075103e" style:font-size-asian="14pt" style:font-weight-asian="normal" style:font-size-complex="14pt" style:font-weight-complex="normal"/>
    </style:style>
    <style:style style:name="P24" style:family="paragraph" style:parent-style-name="Standard">
      <loext:graphic-properties draw:fill="none"/>
      <style:paragraph-properties fo:margin-left="0in" fo:margin-right="0in" fo:text-indent="0in" style:auto-text-indent="false" fo:background-color="transparent"/>
      <style:text-properties fo:color="#000000" style:font-name="Arial" fo:font-size="18pt" fo:language="fr" fo:country="FR" fo:font-weight="bold" officeooo:rsid="00346dfc" officeooo:paragraph-rsid="00346dfc" style:font-size-asian="18pt" style:font-weight-asian="bold" style:font-size-complex="18pt" style:font-weight-complex="bold"/>
    </style:style>
    <style:style style:name="P25" style:family="paragraph" style:parent-style-name="Standard">
      <loext:graphic-properties draw:fill="none"/>
      <style:paragraph-properties fo:margin-left="0in" fo:margin-right="0in" fo:text-indent="0in" style:auto-text-indent="false" fo:background-color="transparent"/>
      <style:text-properties style:font-name="Arial" fo:font-size="14pt" fo:language="vi" fo:country="VN" officeooo:rsid="0017f760" officeooo:paragraph-rsid="0026aa98" style:font-size-asian="14pt" style:font-size-complex="14pt"/>
    </style:style>
    <style:style style:name="P26" style:family="paragraph" style:parent-style-name="Standard">
      <loext:graphic-properties draw:fill="none"/>
      <style:paragraph-properties fo:margin-left="0in" fo:margin-right="0in" fo:text-indent="0in" style:auto-text-indent="false" fo:background-color="transparent"/>
      <style:text-properties style:font-name="Arial" fo:font-size="14pt" fo:language="vi" fo:country="VN" officeooo:rsid="002ac1cc" officeooo:paragraph-rsid="002ac1cc" style:font-size-asian="14pt" style:font-size-complex="14pt"/>
    </style:style>
    <style:style style:name="P27" style:family="paragraph" style:parent-style-name="Standard">
      <loext:graphic-properties draw:fill="none"/>
      <style:paragraph-properties fo:margin-left="0in" fo:margin-right="0in" fo:text-indent="0in" style:auto-text-indent="false" fo:background-color="transparent"/>
      <style:text-properties style:font-name="Arial" fo:font-size="14pt" fo:language="vi" fo:country="VN" officeooo:rsid="002e041a" officeooo:paragraph-rsid="002e041a" style:font-size-asian="14pt" style:font-size-complex="14pt"/>
    </style:style>
    <style:style style:name="P28" style:family="paragraph" style:parent-style-name="Standard">
      <loext:graphic-properties draw:fill="none"/>
      <style:paragraph-properties fo:margin-left="0in" fo:margin-right="0in" fo:text-indent="0in" style:auto-text-indent="false" fo:background-color="transparent"/>
      <style:text-properties fo:color="#111111" style:font-name="Arial" fo:font-size="14pt" officeooo:paragraph-rsid="0070d4c5" style:font-size-asian="14pt" style:font-size-complex="14pt"/>
    </style:style>
    <style:style style:name="P29" style:family="paragraph" style:parent-style-name="Standard">
      <loext:graphic-properties draw:fill="none"/>
      <style:paragraph-properties fo:margin-left="0in" fo:margin-right="0in" fo:text-indent="0in" style:auto-text-indent="false" fo:background-color="transparent"/>
      <style:text-properties fo:color="#111111" style:font-name="Arial" fo:font-size="14pt" officeooo:rsid="00091bf8" officeooo:paragraph-rsid="0075103e" style:font-size-asian="14pt" style:font-size-complex="14pt"/>
    </style:style>
    <style:style style:name="P30" style:family="paragraph" style:parent-style-name="Standard">
      <loext:graphic-properties draw:fill="none"/>
      <style:paragraph-properties fo:margin-left="0in" fo:margin-right="0in" fo:text-indent="0in" style:auto-text-indent="false" fo:background-color="transparent"/>
      <style:text-properties officeooo:paragraph-rsid="0075103e"/>
    </style:style>
    <style:style style:name="P31" style:family="paragraph" style:parent-style-name="Standard">
      <loext:graphic-properties draw:fill="none"/>
      <style:paragraph-properties fo:margin-left="0in" fo:margin-right="0in" fo:text-indent="0in" style:auto-text-indent="false" fo:background-color="transparent"/>
      <style:text-properties officeooo:paragraph-rsid="00364bff"/>
    </style:style>
    <style:style style:name="P32" style:family="paragraph" style:parent-style-name="Standard">
      <loext:graphic-properties draw:fill="none"/>
      <style:paragraph-properties fo:margin-left="0in" fo:margin-right="0in" fo:text-indent="0in" style:auto-text-indent="false" fo:background-color="transparent"/>
      <style:text-properties officeooo:paragraph-rsid="00bca706"/>
    </style:style>
    <style:style style:name="P33"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variant="normal" fo:text-transform="none" fo:color="#000000" style:font-name="Arial" fo:font-size="14pt" fo:letter-spacing="normal" fo:language="fr" fo:country="FR" fo:font-style="normal" fo:font-weight="normal" officeooo:rsid="0038666c" officeooo:paragraph-rsid="0038666c" style:font-size-asian="14pt" style:font-weight-asian="normal" style:font-size-complex="14pt" style:font-weight-complex="normal"/>
    </style:style>
    <style:style style:name="P34"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Arial" fo:font-size="14pt" fo:language="vi" fo:country="VN" officeooo:rsid="0017f760" officeooo:paragraph-rsid="00205f8d" style:font-size-asian="14pt" style:font-size-complex="14pt"/>
    </style:style>
    <style:style style:name="P35"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Arial" fo:font-size="14pt" fo:language="vi" fo:country="VN" officeooo:rsid="0026aa98" officeooo:paragraph-rsid="0026aa98" style:font-size-asian="14pt" style:font-size-complex="14pt"/>
    </style:style>
    <style:style style:name="P36"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Arial" fo:font-size="14pt" fo:language="vi" fo:country="VN" officeooo:rsid="002e041a" officeooo:paragraph-rsid="002e041a" style:font-size-asian="14pt" style:font-size-complex="14pt"/>
    </style:style>
    <style:style style:name="P37" style:family="paragraph" style:parent-style-name="Standard">
      <loext:graphic-properties draw:fill="none"/>
      <style:paragraph-properties fo:margin-left="0.5in" fo:margin-right="0in" fo:text-indent="0in" style:auto-text-indent="false" fo:background-color="transparent"/>
      <style:text-properties style:font-name="Arial" fo:font-size="14pt" fo:language="vi" fo:country="VN" officeooo:rsid="0017f760" officeooo:paragraph-rsid="00205f8d" style:font-size-asian="14pt" style:font-size-complex="14pt"/>
    </style:style>
    <style:style style:name="P38" style:family="paragraph" style:parent-style-name="Standard">
      <loext:graphic-properties draw:fill="none"/>
      <style:paragraph-properties fo:margin-left="0.5in" fo:margin-right="0in" fo:text-indent="0in" style:auto-text-indent="false" fo:background-color="transparent"/>
      <style:text-properties style:font-name="Arial" fo:font-size="14pt" fo:language="vi" fo:country="VN" officeooo:rsid="0017f760" officeooo:paragraph-rsid="0017f760" style:font-size-asian="14pt" style:font-size-complex="14pt"/>
    </style:style>
    <style:style style:name="P39" style:family="paragraph" style:parent-style-name="Standard">
      <loext:graphic-properties draw:fill="none"/>
      <style:paragraph-properties fo:margin-left="0.5in" fo:margin-right="0in" fo:text-indent="0in" style:auto-text-indent="false" fo:background-color="transparent"/>
      <style:text-properties style:font-name="Arial" fo:font-size="14pt" fo:language="vi" fo:country="VN" officeooo:rsid="0026aa98" officeooo:paragraph-rsid="0026aa98" style:font-size-asian="14pt" style:font-size-complex="14pt"/>
    </style:style>
    <style:style style:name="P40" style:family="paragraph" style:parent-style-name="Standard">
      <loext:graphic-properties draw:fill="none"/>
      <style:paragraph-properties fo:margin-left="0.5in" fo:margin-right="0in" fo:text-indent="0in" style:auto-text-indent="false" fo:background-color="transparent"/>
      <style:text-properties style:font-name="Arial" fo:font-size="14pt" fo:language="vi" fo:country="VN" officeooo:rsid="00289767" officeooo:paragraph-rsid="00289767" style:font-size-asian="14pt" style:font-size-complex="14pt"/>
    </style:style>
    <style:style style:name="P41" style:family="paragraph" style:parent-style-name="Standard">
      <loext:graphic-properties draw:fill="none"/>
      <style:paragraph-properties fo:margin-left="0.5in" fo:margin-right="0in" fo:text-indent="0in" style:auto-text-indent="false" fo:background-color="transparent"/>
      <style:text-properties style:font-name="Arial" fo:font-size="14pt" fo:language="vi" fo:country="VN" officeooo:rsid="002ac1cc" officeooo:paragraph-rsid="002ac1cc" style:font-size-asian="14pt" style:font-size-complex="14pt"/>
    </style:style>
    <style:style style:name="P42" style:family="paragraph" style:parent-style-name="Standard">
      <loext:graphic-properties draw:fill="none"/>
      <style:paragraph-properties fo:margin-left="0.5in" fo:margin-right="0in" fo:text-indent="0in" style:auto-text-indent="false" fo:background-color="transparent"/>
      <style:text-properties style:font-name="Arial" fo:font-size="14pt" fo:language="vi" fo:country="VN" officeooo:rsid="002e041a" officeooo:paragraph-rsid="002e041a" style:font-size-asian="14pt" style:font-size-complex="14pt"/>
    </style:style>
    <style:style style:name="P43" style:family="paragraph" style:parent-style-name="Standard">
      <loext:graphic-properties draw:fill="none"/>
      <style:paragraph-properties fo:margin-left="0.5in" fo:margin-right="0in" fo:text-indent="0in" style:auto-text-indent="false" fo:background-color="transparent"/>
      <style:text-properties style:font-name="Arial" fo:font-size="14pt" fo:language="vi" fo:country="VN" officeooo:rsid="002ea04e" officeooo:paragraph-rsid="002ea04e" style:font-size-asian="14pt" style:font-size-complex="14pt"/>
    </style:style>
    <style:style style:name="P44" style:family="paragraph" style:parent-style-name="Standard">
      <loext:graphic-properties draw:fill="none"/>
      <style:paragraph-properties fo:margin-left="0.4925in" fo:margin-right="0in" fo:text-indent="0in" style:auto-text-indent="false" fo:background-color="transparent" style:writing-mode="lr-tb"/>
      <style:text-properties fo:font-variant="normal" fo:text-transform="none" fo:color="#000000" style:font-name="Arial" fo:font-size="14pt" fo:letter-spacing="normal" fo:language="vi" fo:country="VN" fo:font-style="normal" fo:font-weight="normal" officeooo:rsid="003aea85" officeooo:paragraph-rsid="003aea85" style:font-size-asian="14pt" style:font-weight-asian="normal" style:font-size-complex="14pt" style:font-weight-complex="normal"/>
    </style:style>
    <style:style style:name="P45"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3aea85" officeooo:paragraph-rsid="003aea85" style:font-size-asian="14pt" style:font-weight-asian="normal" style:font-size-complex="14pt" style:font-weight-complex="normal"/>
    </style:style>
    <style:style style:name="P46"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44d859" officeooo:paragraph-rsid="0044d859" style:font-size-asian="14pt" style:font-weight-asian="normal" style:font-size-complex="14pt" style:font-weight-complex="normal"/>
    </style:style>
    <style:style style:name="P47"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855c37" officeooo:paragraph-rsid="00855c37" style:font-size-asian="14pt" style:font-weight-asian="normal" style:font-size-complex="14pt" style:font-weight-complex="normal"/>
    </style:style>
    <style:style style:name="P48"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a32cfa" officeooo:paragraph-rsid="00a32cfa" style:font-size-asian="14pt" style:font-weight-asian="normal" style:font-size-complex="14pt" style:font-weight-complex="normal"/>
    </style:style>
    <style:style style:name="P49"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3a6572" officeooo:paragraph-rsid="003a6572" style:font-size-asian="14pt" style:font-weight-asian="normal" style:font-size-complex="14pt" style:font-weight-complex="normal"/>
    </style:style>
    <style:style style:name="P50"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bca706" officeooo:paragraph-rsid="00bca706" style:font-size-asian="14pt" style:font-weight-asian="normal" style:font-size-complex="14pt" style:font-weight-complex="normal"/>
    </style:style>
    <style:style style:name="P51"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vi" fo:country="VN" fo:font-style="normal" style:text-underline-style="none" fo:font-weight="normal" officeooo:rsid="00471338" officeooo:paragraph-rsid="00471338" style:font-size-asian="14pt" style:font-weight-asian="normal" style:font-size-complex="14pt" style:font-weight-complex="normal"/>
    </style:style>
    <style:style style:name="P52"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en" fo:country="US" fo:font-style="normal" fo:font-weight="normal" officeooo:rsid="003f4480" officeooo:paragraph-rsid="003f4480" style:font-size-asian="14pt" style:font-weight-asian="normal" style:font-size-complex="14pt" style:font-weight-complex="normal"/>
    </style:style>
    <style:style style:name="P53"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en" fo:country="US" fo:font-style="normal" fo:font-weight="normal" officeooo:rsid="0041eb64" officeooo:paragraph-rsid="0041eb64" style:font-size-asian="14pt" style:font-weight-asian="normal" style:font-size-complex="14pt" style:font-weight-complex="normal"/>
    </style:style>
    <style:style style:name="P54"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4075e3" officeooo:paragraph-rsid="003f4480" style:font-size-asian="14pt" style:font-weight-asian="normal" style:font-size-complex="14pt" style:font-weight-complex="normal"/>
    </style:style>
    <style:style style:name="P55"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41eb64" officeooo:paragraph-rsid="0041eb64" style:font-size-asian="14pt" style:font-weight-asian="normal" style:font-size-complex="14pt" style:font-weight-complex="normal"/>
    </style:style>
    <style:style style:name="P56"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44d859" officeooo:paragraph-rsid="0044d859" style:font-size-asian="14pt" style:font-weight-asian="normal" style:font-size-complex="14pt" style:font-weight-complex="normal"/>
    </style:style>
    <style:style style:name="P57"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346dfc" officeooo:paragraph-rsid="0035f9e0" style:font-size-asian="14pt" style:font-weight-asian="normal" style:font-size-complex="14pt" style:font-weight-complex="normal"/>
    </style:style>
    <style:style style:name="P58"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346dfc" officeooo:paragraph-rsid="006d4bb6" style:font-size-asian="14pt" style:font-weight-asian="normal" style:font-size-complex="14pt" style:font-weight-complex="normal"/>
    </style:style>
    <style:style style:name="P59"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346dfc" officeooo:paragraph-rsid="007b5a4d" style:font-size-asian="14pt" style:font-weight-asian="normal" style:font-size-complex="14pt" style:font-weight-complex="normal"/>
    </style:style>
    <style:style style:name="P60"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346dfc" officeooo:paragraph-rsid="00855c37" style:font-size-asian="14pt" style:font-weight-asian="normal" style:font-size-complex="14pt" style:font-weight-complex="normal"/>
    </style:style>
    <style:style style:name="P61"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af1c42" officeooo:paragraph-rsid="00af1c42" style:font-size-asian="14pt" style:font-weight-asian="normal" style:font-size-complex="14pt" style:font-weight-complex="normal"/>
    </style:style>
    <style:style style:name="P62"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3a6572" officeooo:paragraph-rsid="003a6572" style:font-size-asian="14pt" style:font-weight-asian="normal" style:font-size-complex="14pt" style:font-weight-complex="normal"/>
    </style:style>
    <style:style style:name="P63"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6ed8f7" officeooo:paragraph-rsid="0035f9e0" style:font-size-asian="14pt" style:font-weight-asian="normal" style:font-size-complex="14pt" style:font-weight-complex="normal"/>
    </style:style>
    <style:style style:name="P64"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99d4f5" officeooo:paragraph-rsid="008ea54f" style:font-size-asian="14pt" style:font-weight-asian="normal" style:font-size-complex="14pt" style:font-weight-complex="normal"/>
    </style:style>
    <style:style style:name="P65"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bbefa1" officeooo:paragraph-rsid="00bbefa1" style:font-size-asian="14pt" style:font-weight-asian="normal" style:font-size-complex="14pt" style:font-weight-complex="normal"/>
    </style:style>
    <style:style style:name="P66"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bc513a" officeooo:paragraph-rsid="00bc513a" style:font-size-asian="14pt" style:font-weight-asian="normal" style:font-size-complex="14pt" style:font-weight-complex="normal"/>
    </style:style>
    <style:style style:name="P67" style:family="paragraph" style:parent-style-name="Standard">
      <loext:graphic-properties draw:fill="none"/>
      <style:paragraph-properties fo:margin-left="0.4925in" fo:margin-right="0in" fo:text-indent="0in" style:auto-text-indent="false" fo:background-color="transparent"/>
      <style:text-properties fo:font-variant="normal" fo:text-transform="none" fo:color="#000000" style:font-name="Arial" fo:font-size="12pt" fo:letter-spacing="normal" fo:language="vi" fo:country="VN" fo:font-style="normal" fo:font-weight="normal" officeooo:rsid="000eaff4" officeooo:paragraph-rsid="00498fdf" style:font-size-asian="12pt" style:font-weight-asian="normal" style:font-size-complex="12pt" style:font-weight-complex="normal"/>
    </style:style>
    <style:style style:name="P68" style:family="paragraph" style:parent-style-name="Standard">
      <style:paragraph-properties fo:margin-left="0.4925in" fo:margin-right="0in" fo:text-indent="0in" style:auto-text-indent="false"/>
      <style:text-properties style:font-name="Arial" fo:font-size="12pt" officeooo:rsid="001164b0" officeooo:paragraph-rsid="00498fdf" style:font-size-asian="12pt" style:font-size-complex="12pt"/>
    </style:style>
    <style:style style:name="P69" style:family="paragraph" style:parent-style-name="Standard">
      <style:paragraph-properties fo:margin-left="0.4925in" fo:margin-right="0in" fo:text-indent="0in" style:auto-text-indent="false"/>
      <style:text-properties style:font-name="Arial" fo:font-size="12pt" officeooo:rsid="000eaff4" officeooo:paragraph-rsid="00498fdf" style:font-size-asian="12pt" style:font-size-complex="12pt"/>
    </style:style>
    <style:style style:name="P70"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89d829" officeooo:paragraph-rsid="0089d829" style:font-size-asian="14pt" style:font-weight-asian="normal" style:font-size-complex="14pt" style:font-weight-complex="normal"/>
    </style:style>
    <style:style style:name="P71"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8afdcf" officeooo:paragraph-rsid="008afdcf" style:font-size-asian="14pt" style:font-weight-asian="normal" style:font-size-complex="14pt" style:font-weight-complex="normal"/>
    </style:style>
    <style:style style:name="P72"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8cbe33" officeooo:paragraph-rsid="008cbe33" style:font-size-asian="14pt" style:font-weight-asian="normal" style:font-size-complex="14pt" style:font-weight-complex="normal"/>
    </style:style>
    <style:style style:name="P73"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8ea54f" officeooo:paragraph-rsid="008ea54f" style:font-size-asian="14pt" style:font-weight-asian="normal" style:font-size-complex="14pt" style:font-weight-complex="normal"/>
    </style:style>
    <style:style style:name="P74"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8ea54f" officeooo:paragraph-rsid="009ad471" style:font-size-asian="14pt" style:font-weight-asian="normal" style:font-size-complex="14pt" style:font-weight-complex="normal"/>
    </style:style>
    <style:style style:name="P75"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9b7501" officeooo:paragraph-rsid="00a616fb" style:font-size-asian="14pt" style:font-weight-asian="normal" style:font-size-complex="14pt" style:font-weight-complex="normal"/>
    </style:style>
    <style:style style:name="P76"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a32cfa" officeooo:paragraph-rsid="00a32cfa" style:font-size-asian="14pt" style:font-weight-asian="normal" style:font-size-complex="14pt" style:font-weight-complex="normal"/>
    </style:style>
    <style:style style:name="P77"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vi" fo:country="VN" fo:font-style="normal" fo:font-weight="normal" officeooo:rsid="00a9bdda" officeooo:paragraph-rsid="00a9bdda" style:font-size-asian="14pt" style:font-weight-asian="normal" style:font-size-complex="14pt" style:font-weight-complex="normal"/>
    </style:style>
    <style:style style:name="P78"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8ac997" officeooo:paragraph-rsid="008ac997" style:font-size-asian="14pt" style:font-weight-asian="normal" style:font-size-complex="14pt" style:font-weight-complex="normal"/>
    </style:style>
    <style:style style:name="P79"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a9bdda" officeooo:paragraph-rsid="00a9bdda" style:font-size-asian="14pt" style:font-weight-asian="normal" style:font-size-complex="14pt" style:font-weight-complex="normal"/>
    </style:style>
    <style:style style:name="P80"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a2e406" officeooo:paragraph-rsid="00a0e6fd" style:font-size-asian="14pt" style:font-weight-asian="normal" style:font-size-complex="14pt" style:font-weight-complex="normal"/>
    </style:style>
    <style:style style:name="P81" style:family="paragraph" style:parent-style-name="Standard">
      <loext:graphic-properties draw:fill="none"/>
      <style:paragraph-properties fo:margin-left="0.9846in" fo:margin-right="0in" fo:text-indent="0in" style:auto-text-indent="false" fo:background-color="transparent"/>
      <style:text-properties fo:font-variant="normal" fo:text-transform="none" fo:color="#000000" style:font-name="Arial" fo:font-size="14pt" fo:letter-spacing="normal" fo:language="fr" fo:country="FR" fo:font-style="normal" fo:font-weight="normal" officeooo:rsid="00a2e406" officeooo:paragraph-rsid="00a32cfa" style:font-size-asian="14pt" style:font-weight-asian="normal" style:font-size-complex="14pt" style:font-weight-complex="normal"/>
    </style:style>
    <style:style style:name="P82" style:family="paragraph" style:parent-style-name="Standard">
      <style:text-properties style:font-name="Arial" fo:font-size="14pt" fo:font-weight="bold" officeooo:rsid="000bde5a" officeooo:paragraph-rsid="00c5c0bf" style:font-size-asian="14pt" style:font-weight-asian="bold" style:font-size-complex="14pt" style:font-weight-complex="bold"/>
    </style:style>
    <style:style style:name="P83" style:family="paragraph" style:parent-style-name="Standard">
      <style:text-properties style:font-name="Arial" officeooo:paragraph-rsid="000fa0af"/>
    </style:style>
    <style:style style:name="P84" style:family="paragraph" style:parent-style-name="Heading_20_2">
      <style:text-properties style:font-name="Arial"/>
    </style:style>
    <style:style style:name="T1" style:family="text">
      <style:text-properties officeooo:rsid="0009c84f"/>
    </style:style>
    <style:style style:name="T2" style:family="text">
      <style:text-properties officeooo:rsid="000bde5a"/>
    </style:style>
    <style:style style:name="T3" style:family="text">
      <style:text-properties fo:font-variant="normal" fo:text-transform="none" fo:color="#000000" style:text-line-through-style="none" style:text-line-through-type="none" style:font-name="Arial" fo:font-size="18pt" fo:letter-spacing="normal" fo:font-style="normal" style:text-underline-style="none" fo:font-weight="bold" style:text-blinking="false" fo:background-color="transparent" loext:char-shading-value="0" style:font-size-asian="18pt" style:font-weight-asian="bold" style:font-size-complex="18pt" style:font-weight-complex="bold"/>
    </style:style>
    <style:style style:name="T4" style:family="text">
      <style:text-properties fo:font-variant="normal" fo:text-transform="none" fo:color="#000000" style:font-name="Arial" fo:font-size="18pt" fo:letter-spacing="normal" fo:language="fr" fo:country="FR" fo:font-style="normal" fo:font-weight="bold" officeooo:rsid="00364bff" style:font-size-asian="18pt" style:font-weight-asian="bold" style:font-size-complex="18pt" style:font-weight-complex="bold"/>
    </style:style>
    <style:style style:name="T5" style:family="text">
      <style:text-properties fo:font-variant="normal" fo:text-transform="none" fo:color="#000000" style:font-name="Arial" fo:font-size="18pt" fo:letter-spacing="normal" fo:language="fr" fo:country="FR" fo:font-style="normal" fo:font-weight="bold" officeooo:rsid="00346dfc" style:font-size-asian="18pt" style:font-weight-asian="bold" style:font-size-complex="18pt" style:font-weight-complex="bold"/>
    </style:style>
    <style:style style:name="T6" style:family="text">
      <style:text-properties fo:font-variant="normal" fo:text-transform="none" fo:color="#000000" style:font-name="Arial" fo:font-size="14pt" fo:letter-spacing="normal" fo:language="vi" fo:country="VN" fo:font-style="normal" fo:font-weight="normal" officeooo:rsid="00bca706" style:font-size-asian="14pt" style:font-weight-asian="normal" style:font-size-complex="14pt" style:font-weight-complex="normal"/>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bold" style:font-weight-asian="bold" style:font-weight-complex="bold"/>
    </style:style>
    <style:style style:name="T9" style:family="text">
      <style:text-properties fo:font-variant="normal" fo:text-transform="none" fo:letter-spacing="normal" fo:language="fr" fo:country="FR" fo:font-style="normal" fo:font-weight="normal" officeooo:rsid="00346dfc" style:font-weight-asian="normal" style:font-weight-complex="normal"/>
    </style:style>
    <style:style style:name="T10" style:family="text">
      <style:text-properties fo:font-variant="normal" fo:text-transform="none" fo:letter-spacing="normal" fo:language="fr" fo:country="FR" fo:font-style="normal" fo:font-weight="bold" officeooo:rsid="00346dfc" style:font-weight-asian="bold" style:font-weight-complex="bold"/>
    </style:style>
    <style:style style:name="T11" style:family="text">
      <style:text-properties fo:font-variant="normal" fo:text-transform="none" fo:color="#55308d" fo:letter-spacing="normal" fo:font-style="normal" style:text-underline-style="solid" style:text-underline-width="auto" style:text-underline-color="font-color"/>
    </style:style>
    <style:style style:name="T12" style:family="text">
      <style:text-properties fo:font-variant="normal" fo:text-transform="none" fo:color="#55308d" style:text-line-through-style="none" style:text-line-through-type="none" style:font-name="Arial" fo:font-size="18pt" fo:letter-spacing="normal" fo:font-style="normal" style:text-underline-style="solid" style:text-underline-width="auto" style:text-underline-color="font-color" fo:font-weight="bold" style:text-blinking="false" fo:background-color="transparent" loext:char-shading-value="0" style:font-size-asian="18pt" style:font-weight-asian="bold" style:font-size-complex="18pt" style:font-weight-complex="bold"/>
    </style:style>
    <style:style style:name="T13" style:family="text">
      <style:text-properties fo:font-variant="normal" fo:text-transform="none" fo:color="#55308d" style:font-name="Arial"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T14" style:family="text">
      <style:text-properties fo:font-variant="normal" fo:text-transform="none" fo:color="#111111" style:font-name="Arial" fo:font-size="14pt" fo:letter-spacing="normal" fo:language="fr" fo:country="FR" fo:font-style="normal" fo:font-weight="normal" officeooo:rsid="0071aa61" style:font-size-asian="14pt" style:font-weight-asian="normal" style:font-size-complex="14pt" style:font-weight-complex="normal"/>
    </style:style>
    <style:style style:name="T15" style:family="text">
      <style:text-properties fo:font-variant="normal" fo:text-transform="none" fo:color="#111111" style:font-name="Arial" fo:font-size="14pt" fo:letter-spacing="normal" fo:language="fr" fo:country="FR" fo:font-style="normal" fo:font-weight="bold" officeooo:rsid="0071aa61" style:font-size-asian="14pt" style:font-weight-asian="bold" style:font-size-complex="14pt" style:font-weight-complex="bold"/>
    </style:style>
    <style:style style:name="T16" style:family="text">
      <style:text-properties fo:font-variant="normal" fo:text-transform="none" fo:color="#77bc65" fo:letter-spacing="normal" fo:language="fr" fo:country="FR" fo:font-style="normal" fo:font-weight="bold" officeooo:rsid="00346dfc" style:font-weight-asian="bold" style:font-weight-complex="bold"/>
    </style:style>
    <style:style style:name="T17" style:family="text">
      <style:text-properties fo:font-variant="normal" fo:text-transform="none" fo:color="#77bc65" fo:letter-spacing="normal" fo:language="fr" fo:country="FR" fo:font-style="normal" fo:font-weight="bold" officeooo:rsid="00741c09" style:font-weight-asian="bold" style:font-weight-complex="bold"/>
    </style:style>
    <style:style style:name="T18" style:family="text">
      <style:text-properties fo:font-variant="normal" fo:text-transform="none" fo:color="#77bc65" fo:letter-spacing="normal" fo:language="fr" fo:country="FR" fo:font-style="normal" fo:font-weight="bold" officeooo:rsid="0071aa61"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officeooo:rsid="000bde5a" style:font-weight-asian="bold" style:font-weight-complex="bold"/>
    </style:style>
    <style:style style:name="T21" style:family="text">
      <style:text-properties fo:color="#55308d" style:text-underline-style="solid" style:text-underline-width="auto" style:text-underline-color="font-color"/>
    </style:style>
    <style:style style:name="T22" style:family="text">
      <style:text-properties fo:color="#55308d" fo:font-size="18pt" style:text-underline-style="solid" style:text-underline-width="auto" style:text-underline-color="font-color" fo:font-weight="bold" style:font-size-asian="18pt" style:font-weight-asian="bold" style:font-size-complex="18pt" style:font-weight-complex="bold"/>
    </style:style>
    <style:style style:name="T23" style:family="text">
      <style:text-properties fo:language="fr" fo:country="FR"/>
    </style:style>
    <style:style style:name="T24" style:family="text">
      <style:text-properties fo:language="fr" fo:country="FR" officeooo:rsid="001c21de"/>
    </style:style>
    <style:style style:name="T25" style:family="text">
      <style:text-properties fo:language="fr" fo:country="FR" officeooo:rsid="001d718c"/>
    </style:style>
    <style:style style:name="T26" style:family="text">
      <style:text-properties fo:language="fr" fo:country="FR" officeooo:rsid="003c9797"/>
    </style:style>
    <style:style style:name="T27" style:family="text">
      <style:text-properties fo:language="fr" fo:country="FR" officeooo:rsid="004075e3"/>
    </style:style>
    <style:style style:name="T28" style:family="text">
      <style:text-properties fo:language="fr" fo:country="FR" fo:font-weight="bold" style:font-weight-asian="bold" style:font-weight-complex="bold"/>
    </style:style>
    <style:style style:name="T29" style:family="text">
      <style:text-properties fo:language="fr" fo:country="FR" officeooo:rsid="00904ec7"/>
    </style:style>
    <style:style style:name="T30" style:family="text">
      <style:text-properties fo:language="fr" fo:country="FR" officeooo:rsid="0095a7a6"/>
    </style:style>
    <style:style style:name="T31" style:family="text">
      <style:text-properties fo:language="fr" fo:country="FR" officeooo:rsid="00963151"/>
    </style:style>
    <style:style style:name="T32" style:family="text">
      <style:text-properties fo:language="fr" fo:country="FR" officeooo:rsid="009db5ef"/>
    </style:style>
    <style:style style:name="T33" style:family="text">
      <style:text-properties fo:language="fr" fo:country="FR" officeooo:rsid="00a74cb3"/>
    </style:style>
    <style:style style:name="T34" style:family="text">
      <style:text-properties fo:language="fr" fo:country="FR" officeooo:rsid="00a81cbe"/>
    </style:style>
    <style:style style:name="T35" style:family="text">
      <style:text-properties fo:language="fr" fo:country="FR" officeooo:rsid="00a96446"/>
    </style:style>
    <style:style style:name="T36" style:family="text">
      <style:text-properties fo:language="fr" fo:country="FR" style:text-underline-style="solid" style:text-underline-width="auto" style:text-underline-color="font-color" officeooo:rsid="00a81cbe"/>
    </style:style>
    <style:style style:name="T37" style:family="text">
      <style:text-properties fo:language="fr" fo:country="FR" style:text-underline-style="solid" style:text-underline-width="auto" style:text-underline-color="font-color" officeooo:rsid="00a96446"/>
    </style:style>
    <style:style style:name="T38" style:family="text">
      <style:text-properties fo:language="fr" fo:country="FR" officeooo:rsid="00aff2dc"/>
    </style:style>
    <style:style style:name="T39" style:family="text">
      <style:text-properties fo:language="fr" fo:country="FR" officeooo:rsid="00c5c0bf"/>
    </style:style>
    <style:style style:name="T40" style:family="text">
      <style:text-properties fo:language="fr" fo:country="FR" officeooo:rsid="000bde5a"/>
    </style:style>
    <style:style style:name="T41" style:family="text">
      <style:text-properties fo:language="fr" fo:country="FR" fo:font-weight="normal" officeooo:rsid="00c6d9ca" style:font-weight-asian="normal" style:font-weight-complex="normal"/>
    </style:style>
    <style:style style:name="T42" style:family="text">
      <style:text-properties fo:language="fr" fo:country="FR" fo:font-weight="normal" officeooo:rsid="000bde5a" style:font-weight-asian="normal" style:font-weight-complex="normal"/>
    </style:style>
    <style:style style:name="T43" style:family="text">
      <style:text-properties fo:language="fr" fo:country="FR" fo:font-weight="normal" officeooo:rsid="00c8ada4" style:font-weight-asian="normal" style:font-weight-complex="normal"/>
    </style:style>
    <style:style style:name="T44" style:family="text">
      <style:text-properties officeooo:rsid="000d4fab"/>
    </style:style>
    <style:style style:name="T45" style:family="text">
      <style:text-properties fo:font-size="18pt" fo:font-weight="bold" style:font-size-asian="18pt" style:font-weight-asian="bold" style:font-size-complex="18pt" style:font-weight-complex="bold"/>
    </style:style>
    <style:style style:name="T46" style:family="text">
      <style:text-properties fo:font-size="18pt" fo:font-weight="bold" officeooo:rsid="0035f9e0" style:font-size-asian="18pt" style:font-weight-asian="bold" style:font-size-complex="18pt" style:font-weight-complex="bold"/>
    </style:style>
    <style:style style:name="T47" style:family="text">
      <style:text-properties fo:font-size="18pt" fo:font-weight="bold" officeooo:rsid="00364bff" style:font-size-asian="18pt" style:font-weight-asian="bold" style:font-size-complex="18pt" style:font-weight-complex="bold"/>
    </style:style>
    <style:style style:name="T48" style:family="text">
      <style:text-properties officeooo:rsid="0038666c"/>
    </style:style>
    <style:style style:name="T49" style:family="text">
      <style:text-properties style:font-name="Arial" fo:font-size="18pt" fo:language="vi" fo:country="VN" fo:font-weight="bold" officeooo:rsid="0011cdea" style:font-size-asian="18pt" style:font-weight-asian="bold" style:font-size-complex="18pt" style:font-weight-complex="bold"/>
    </style:style>
    <style:style style:name="T50" style:family="text">
      <style:text-properties style:font-name="Arial" fo:font-size="18pt" fo:font-weight="bold" style:font-size-asian="18pt" style:font-weight-asian="bold" style:font-size-complex="18pt" style:font-weight-complex="bold"/>
    </style:style>
    <style:style style:name="T51" style:family="text">
      <style:text-properties fo:font-size="14pt" officeooo:rsid="001164b0" style:font-size-asian="14pt" style:font-size-complex="14pt"/>
    </style:style>
    <style:style style:name="T52" style:family="text">
      <style:text-properties fo:font-size="14pt" fo:language="fr" fo:country="FR" officeooo:rsid="005d8c5b" style:font-size-asian="14pt" style:font-size-complex="14pt"/>
    </style:style>
    <style:style style:name="T53" style:family="text">
      <style:text-properties fo:font-size="14pt" fo:language="fr" fo:country="FR" officeooo:rsid="005f8593" style:font-size-asian="14pt" style:font-size-complex="14pt"/>
    </style:style>
    <style:style style:name="T54" style:family="text">
      <style:text-properties fo:font-size="14pt" fo:language="fr" fo:country="FR" style:text-underline-style="none" officeooo:rsid="0057ff7e" style:font-size-asian="14pt" style:font-size-complex="14pt"/>
    </style:style>
    <style:style style:name="T55" style:family="text">
      <style:text-properties fo:font-size="14pt" fo:language="fr" fo:country="FR" style:text-underline-style="none" officeooo:rsid="005a3247" style:font-size-asian="14pt" style:font-size-complex="14pt"/>
    </style:style>
    <style:style style:name="T56" style:family="text">
      <style:text-properties fo:font-size="14pt" fo:language="fr" fo:country="FR" style:text-underline-style="none" officeooo:rsid="005a605a" style:font-size-asian="14pt" style:font-size-complex="14pt"/>
    </style:style>
    <style:style style:name="T57" style:family="text">
      <style:text-properties fo:font-size="14pt" fo:language="fr" fo:country="FR" style:text-underline-style="none" officeooo:rsid="001164b0" style:font-size-asian="14pt" style:font-size-complex="14pt"/>
    </style:style>
    <style:style style:name="T58" style:family="text">
      <style:text-properties fo:font-size="14pt" fo:language="fr" fo:country="FR" style:text-underline-style="none" officeooo:rsid="005b038c" style:font-size-asian="14pt" style:font-size-complex="14pt"/>
    </style:style>
    <style:style style:name="T59" style:family="text">
      <style:text-properties fo:font-size="14pt" fo:language="fr" fo:country="FR" style:text-underline-style="none" officeooo:rsid="0053685c" style:font-size-asian="14pt" style:font-size-complex="14pt"/>
    </style:style>
    <style:style style:name="T60" style:family="text">
      <style:text-properties fo:font-size="14pt" fo:language="fr" fo:country="FR" style:text-underline-style="none" officeooo:rsid="007d193a" style:font-size-asian="14pt" style:font-size-complex="14pt"/>
    </style:style>
    <style:style style:name="T61" style:family="text">
      <style:text-properties fo:font-size="14pt" fo:language="fr" fo:country="FR" style:text-underline-style="none" fo:font-weight="bold" officeooo:rsid="004a9cad" style:font-size-asian="14pt" style:font-weight-asian="bold" style:font-size-complex="14pt" style:font-weight-complex="bold"/>
    </style:style>
    <style:style style:name="T62" style:family="text">
      <style:text-properties fo:font-size="14pt" fo:language="fr" fo:country="FR" style:text-underline-style="none" fo:font-weight="bold" officeooo:rsid="004fb058" style:font-size-asian="14pt" style:font-weight-asian="bold" style:font-size-complex="14pt" style:font-weight-complex="bold"/>
    </style:style>
    <style:style style:name="T63" style:family="text">
      <style:text-properties fo:font-size="14pt" fo:language="en" fo:country="US" style:text-underline-style="none" officeooo:rsid="004c6c92" style:font-size-asian="14pt" style:font-size-complex="14pt"/>
    </style:style>
    <style:style style:name="T64" style:family="text">
      <style:text-properties fo:font-size="14pt" style:text-underline-style="none" style:font-size-asian="14pt" style:font-size-complex="14pt"/>
    </style:style>
    <style:style style:name="T65" style:family="text">
      <style:text-properties fo:font-size="14pt" style:text-underline-style="none" officeooo:rsid="001164b0" style:font-size-asian="14pt" style:font-size-complex="14pt"/>
    </style:style>
    <style:style style:name="T66" style:family="text">
      <style:text-properties fo:font-size="14pt" style:text-underline-style="none" officeooo:rsid="004a9cad" style:font-size-asian="14pt" style:font-size-complex="14pt"/>
    </style:style>
    <style:style style:name="T67" style:family="text">
      <style:text-properties fo:font-size="14pt" style:text-underline-style="none" fo:font-weight="bold" style:font-size-asian="14pt" style:font-weight-asian="bold" style:font-size-complex="14pt" style:font-weight-complex="bold"/>
    </style:style>
    <style:style style:name="T68" style:family="text">
      <style:text-properties fo:font-size="14pt" style:text-underline-style="none" fo:font-weight="bold" officeooo:rsid="001164b0" style:font-size-asian="14pt" style:font-weight-asian="bold" style:font-size-complex="14pt" style:font-weight-complex="bold"/>
    </style:style>
    <style:style style:name="T69" style:family="text">
      <style:text-properties fo:font-size="14pt" style:text-underline-style="none" fo:font-weight="bold" officeooo:rsid="004a9cad" style:font-size-asian="14pt" style:font-weight-asian="bold" style:font-size-complex="14pt" style:font-weight-complex="bold"/>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officeooo:rsid="0063713e"/>
    </style:style>
    <style:style style:name="T72" style:family="text">
      <style:text-properties officeooo:rsid="006b30d1"/>
    </style:style>
    <style:style style:name="T73" style:family="text">
      <style:text-properties officeooo:rsid="009ad471"/>
    </style:style>
    <style:style style:name="T74" style:family="text">
      <style:text-properties fo:color="#3faf46" fo:language="fr" fo:country="FR" fo:font-weight="bold" officeooo:rsid="00a616fb" style:font-weight-asian="bold" style:font-weight-complex="bold"/>
    </style:style>
    <style:style style:name="T75" style:family="text">
      <style:text-properties officeooo:rsid="00b6dcff"/>
    </style:style>
    <style:style style:name="T76" style:family="text">
      <style:text-properties officeooo:rsid="00b9fd92"/>
    </style:style>
    <style:style style:name="T77" style:family="text">
      <style:text-properties officeooo:rsid="00bc513a"/>
    </style:style>
    <style:style style:name="T78" style:family="text">
      <style:text-properties officeooo:rsid="00bc9bb8"/>
    </style:style>
    <style:style style:name="T79" style:family="text">
      <style:text-properties fo:color="#000000" style:font-name="Arial" fo:font-size="14pt" fo:language="fr" fo:country="FR" style:font-size-asian="14pt" style:font-size-complex="14pt"/>
    </style:style>
    <style:style style:name="T80" style:family="text">
      <style:text-properties fo:color="#000000" style:font-name="Arial" fo:font-size="14pt" fo:language="fr" fo:country="FR" officeooo:rsid="00beecb3" style:font-size-asian="14pt" style:font-size-complex="14pt"/>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eparation projet professionel</text:p>
      <text:p text:style-name="P10"/>
      <text:p text:style-name="P10">Viet NGUYEN – 20006303</text:p>
      <text:p text:style-name="P10"/>
      <text:p text:style-name="P11">Travail individuel final</text:p>
      <text:p text:style-name="P2"/>
      <text:p text:style-name="P2"/>
      <text:p text:style-name="P2"/>
      <text:p text:style-name="P2"/>
      <text:p text:style-name="P3"><text:span text:style-name="T1">1) </text:span><text:span text:style-name="T21">Modalités de l'entretien</text:span>:</text:p>
      <text:p text:style-name="P4"/>
      <text:p text:style-name="P4">- <text:s/>Le 29/11/2022, j’ai trouvé un lien approprié pour prendre rendez-vous pour une entrevue à des fins académiques. Je lui ai envoyé un e-mail et j’ai obtenu une réponse affirmative après 2 jours. C’est une r<text:span text:style-name="T24">dv</text:span> en ligne sur Zoom le dimanche 18/12/<text:span text:style-name="T25">2022</text:span>. Habituellement, si je peux prendre rendez-vous avec lui un jour de travail dans le semaine, je dois aller le voir en personne à l’entreprise.</text:p>
      <text:p text:style-name="P4"/>
      <text:p text:style-name="P7">- La personne que j’ai interviewée ce jour-là était <text:span text:style-name="T39">M. </text:span><text:span text:style-name="T19">Ha DO</text:span> <text:span text:style-name="T2">– Senior AI </text:span><text:span text:style-name="T40">Researcher </text:span><text:span text:style-name="T39">chez</text:span><text:span text:style-name="T40"> </text:span><text:span text:style-name="T20">WEDO Research and Development. </text:span><text:span text:style-name="T41">La mission de la société est de fournir à ses clients les conseils </text:span><text:span text:style-name="T42">d’investissement </text:span><text:span text:style-name="T41">en analysant les données du marché financier via les algorithms AI. M Do est en charge du développement </text:span><text:span text:style-name="T43">des nouvelles stratégies d’investissement et les algo d’état de l’art de l’apprentissage supervisé.</text:span></text:p>
      <text:p text:style-name="P82"/>
      <text:p text:style-name="P6"/>
      <text:p text:style-name="P5"/>
      <text:p text:style-name="P83"/>
      <text:p text:style-name="P1"><text:span text:style-name="T49">2) </text:span><text:bookmark text:name="yui_3_17_2_1_1672192572699_33"/><text:bookmark text:name="yui_3_17_2_1_1672192572699_32"/><text:a xlink:type="simple" xlink:href="https://moodle.univ-paris8.fr/mod/resource/view.php?id=225172" text:style-name="Internet_20_link" text:visited-style-name="Visited_20_Internet_20_Link"><text:span text:style-name="T50">Expérience de l'entretien</text:span></text:a><text:span text:style-name="T3">:</text:span></text:p>
      <text:p text:style-name="P8"/>
      <text:p text:style-name="P8">- L’entretien dure 1 heure.</text:p>
      <text:p text:style-name="P8"/>
      <text:p text:style-name="P8">- Difficultés que j’ai rencontrées lors de l’entretien :</text:p>
      <text:p text:style-name="P34">+ J’ai eu du mal à expliquer les termes techniques qu’il m’a racontés sur le métier. Il comprend à la fois des termes d’intelligence artificielle et des termes commerciaux, en particulier sur le marché boursier. <text:span text:style-name="T44">(keyword and technical keyword)</text:span></text:p>
      <text:p text:style-name="P37"/>
      <text:p text:style-name="P38">+ J’ai également eu de la difficulté à comprendre le processus opérationnel de WEDO Research and Development. Tout ce que je peux comprendre en général, c’est que la société M.DO s’appuie sur des <text:soft-page-break/>études d’intelligence artificielle pour distinguer et trouver des comptes potentiels sur le marché boursier pour des acquisitions. Après un certain temps, la valeur de ces comptes augmente, ils vendront pour gagner la différence. Mais des choses plus spécifiques comme la façon dont les départements fonctionnent et comment s’organiser, je ne comprends toujours pas.</text:p>
      <text:p text:style-name="P25"/>
      <text:p text:style-name="P25">- J’ai appris une leçon sur ce à quoi se préparer avant d’interviewer quelqu’un, sauf pour écrire une liste de questions:</text:p>
      <text:p text:style-name="P35">+ Il est nécessaire de se renseigner à l’avance sur les termes professionnels en ligne ou de consulter un contenu similaire sur les forums, de lire les documents de l’université,.…</text:p>
      <text:p text:style-name="P39"/>
      <text:p text:style-name="P40">+ Demandez à l’avance à la personne interrogée comment gérer l’entreprise avant de commencer à plonger dans les détails.</text:p>
      <text:p text:style-name="P40"/>
      <text:p text:style-name="P41">+ Il est possible d’en savoir plus sur les termes en affaires s’<text:span text:style-name="T29">il a</text:span> le temps, dans le cas ici, il s’agit de termes pour le trading sur le marché boursier. Parce que pour quelqu’un qui veut juste se concentrer sur les techniques de technologie de l’information comme moi, c’est très difficile et frustrant.</text:p>
      <text:p text:style-name="P41"/>
      <text:p text:style-name="P26">- Sur ce que je pense de l'interview:</text:p>
      <text:p text:style-name="P36">+ Cet entretien s’est très bien passé, ou on pourrait dire qu’il s’est déroulé bien au-delà de mes attentes. Bien que je ne sois toujours pas trop satisfait de ma formulation.</text:p>
      <text:p text:style-name="P42"/>
      <text:p text:style-name="P43">+ Cette conférence a principalement pris la forme d’une séance de questions-réponses, mais comme les choses étaient si nouvelles pour moi, il a expliqué beaucoup plus d’informations sur son travail. Il a pris l’initiative de me donner plus de détails même si je ne les connaissais pas tous. J’en suis très reconnaissant.</text:p>
      <text:p text:style-name="P42"/>
      <text:p text:style-name="P27"/>
      <text:p text:style-name="P27"/>
      <text:p text:style-name="P27"/>
      <text:p text:style-name="P24">3) <text:bookmark text:name="yui_3_17_2_1_1672227427870_43"/><text:bookmark text:name="yui_3_17_2_1_1672227427870_42"/><text:span text:style-name="T11">Présentation du métier</text:span><text:span text:style-name="T7">:</text:span></text:p>
      <text:p text:style-name="P13"/>
      <text:p text:style-name="P19">- La liste des questions que j’ai préparées pour l’entrevue ne comprenait que 6 questions principales, puis je suis entré plus en détail avec des questions</text:p>
      <text:p text:style-name="P19">secondaires <text:span text:style-name="T72">(Je suis allé chercher les questions les plus pertinentes sur ma liste de questions d’entrevue en ligne)</text:span>:</text:p>
      <text:p text:style-name="P19"><text:soft-page-break/></text:p>
      <text:p text:style-name="P57">1) Pourquoi choisir cette profession ?</text:p>
      <text:p text:style-name="P57">2) Pourquoi choisir cette entreprise?</text:p>
      <text:p text:style-name="P57">3) Qu’est-ce que le travail tous les jours?</text:p>
      <text:p text:style-name="P17"><text:tab/>4) Des conseils pour les personnes qui veulent faire ce métier?</text:p>
      <text:p text:style-name="P58">5) Parcours de métier, quelles sont les étapes pour exercer ce métier ?</text:p>
      <text:p text:style-name="P58">6) Opportunités de carrière de cette profession (où travailler, formation au fil du temps)?</text:p>
      <text:p text:style-name="P58"/>
      <text:p text:style-name="P17"/>
      <text:p text:style-name="P17">- En ce qui concerne les réponses aux questions ci-dessus, je n’ai pas eu le temps d’enregistrer toutes les réponses que M.DO et ses collègues ont dites afin de ne pas affecter la conversation, alors j’ai simplement enregistré quelques choses importantes, puis résumé et écrit les informations que j’ai reçues de la conférence:</text:p>
      <text:p text:style-name="P17"/>
      <text:p text:style-name="P63">1) Dans la première question, il y a plusieurs raisons qui l’ont amené à cette profession, mais la plus importante d’entre elles est qu’il a une forte passion pour les mathématiques. Il m’a dit que l’intelligence artificielle elle-même avait 90 % concerne les mathématiques. Surtout dans celui-ci, à l’exception de l’étude des algorithmes, il l’aide également à comprendre le processus d’apprentissage entre les humains et les machines. De plus, quand travail dans ce métier l’aide aussi à rencontrer beaucoup de gens intelligents et talentueux. Il a choisi la finance et l’intelligence artificielle en raison des bonnes conditions de revenus, qui sont les deux domaines qui sont actuellement les plus chauds aujourd’hui.</text:p>
      <text:p text:style-name="P57"/>
      <text:p text:style-name="P59">2) Quant à savoir pourquoi il a choisi cette entreprise, il y a deux raisons principales: la première est parce qu’il s’agit d’une société de recherche en IA, la seconde est parce que ce n’est qu’une petite entreprise mais en retour c’est un cadre de vie très dynamique, libre et confortable.</text:p>
      <text:p text:style-name="P59"/>
      <text:p text:style-name="P47">3) Voici une liste de choses qu’il doit faire tous les jours, <text:span text:style-name="T31">p</text:span>uisqu’il est Senior, une ligne doit être ajoutée à la fin de la liste des emplois:</text:p>
      <text:p text:style-name="P70">+ Lisez des études sur l’IA, ce qui nécessite de consacrer 1/3 de votre temps de recherche chaque jour.</text:p>
      <text:p text:style-name="P78">+ Refaites les recherches, les démos des algorithmes.</text:p>
      <text:p text:style-name="P71">+ Présentez des idées intéressantes et discutez-en avec d’autres, ce qui se produira généralement 2 à 3 fois par semaine.</text:p>
      <text:p text:style-name="P72">+ <text:a xlink:type="simple" xlink:href="https://www.ionos.fr/startupguide/productivite/brainstorming/" office:target-frame-name="_blank" xlink:show="new" text:style-name="Internet_20_link" text:visited-style-name="Visited_20_Internet_20_Link">Brainstorming</text:a> d’idées pour améliorer les algorithmes d’intelligence artificielle de l’entreprise.</text:p>
      <text:p text:style-name="P73"><text:soft-page-break/>+ Faites une démo pour les idées ci-dessus, mais<text:span text:style-name="T23"> </text:span><text:span text:style-name="T29">il doit</text:span> compléter les choses sur les idées énumérées ci-dessus avant de devoir les faire.</text:p>
      <text:p text:style-name="P74">+ Parlez à AI développeur pour vérifier les résultats et l’efficacité (généralement 2 à 3 fois par mois)..</text:p>
      <text:p text:style-name="P74"><text:span text:style-name="T73">+</text:span> Répondez aux questions des <text:span text:style-name="T30">J</text:span>uniors, le cas échéant.</text:p>
      <text:p text:style-name="P64">4) En ce qui concerne les conseils d’emploi, il existe quatre conseils principaux pour tous ceux qui cherchent à entrer dans cette profession:</text:p>
      <text:p text:style-name="P75">+ Pratiquez les compétences de base énumérées dans la liste <text:span text:style-name="T32">de </text:span><text:a xlink:type="simple" xlink:href="#0.1.4) Compétences liées au métier:|outline" office:target-frame-name="_parent" xlink:show="replace" text:style-name="Internet_20_link" text:visited-style-name="Visited_20_Internet_20_Link"><text:span text:style-name="T74">compétences</text:span></text:a><text:span text:style-name="T32">.</text:span></text:p>
      <text:p text:style-name="P80">+ Étudiez les matières mathématiques fermement.</text:p>
      <text:p text:style-name="P80">+ Participer activement aux événements et compétitions d’IA. Par exemple: Hackathon, VEX IQ, compétition robotique,…</text:p>
      <text:p text:style-name="P81">+ Maîtrisez les mathématiques pour pouvoir optimiser.</text:p>
      <text:p text:style-name="P76"/>
      <text:p text:style-name="P48"><text:span text:style-name="T33">5) Dans cette industrie, il existe deux voies en fonction du choix de chaque personne. </text:span><text:span text:style-name="T34">Les deux sont: </text:span><text:span text:style-name="T36">AI rechercheur</text:span><text:span text:style-name="T35"> et </text:span><text:span text:style-name="T37">AI développeur</text:span><text:span text:style-name="T35">. Puisque l’IA est l’algorithme de base, elle peut être modifiée arbitrairement. Par exemple: AI de </text:span><text:span text:style-name="T38">B</text:span><text:span text:style-name="T35">ig data, </text:span><text:span text:style-name="T38">D</text:span><text:span text:style-name="T35">ata </text:span><text:span text:style-name="T38">A</text:span><text:span text:style-name="T35">nalys</text:span><text:span text:style-name="T38">e</text:span><text:span text:style-name="T35">s, ... Habituellement, la qualification est PhD, mais peut aussi être maître ou ingénieur et il y a une autre direction pour mener des études plus approfondies. Cependant, les deux ont le même type d’itinéraire:</text:span></text:p>
      <text:p text:style-name="P77">+ <text:span text:style-name="T70">Junior</text:span>: En tant que facilitateur pour le recodage des démos. Travailler et participer à des projets avec Senior pour obtenir des conseils et à travers cela pour élever le niveau de code, ou élever le niveau des algorithmes pour passer progressivement à Senior.</text:p>
      <text:p text:style-name="P79">+ <text:span text:style-name="T70">Senior</text:span>: En tant qu’acteur clé dans les projets, en soutenant occasionnellement des juniors.</text:p>
      <text:p text:style-name="P79">+ <text:span text:style-name="T70">Directeur</text:span>: Comme Senior, mais avec la tâche supplémentaire de diriger de directions de recherche pour les projets et d’avoir besoin de plus de connaissances sur cette industrie pour donner les directions principales, même en ayant à être responsable de l’organisation de réunions en dehors de l’entreprise.</text:p>
      <text:p text:style-name="P21"/>
      <text:p text:style-name="P61">6) Dans le domaine de l’IA, c’est une très bonne opportunité de carrière. L’ère actuelle est l’ère de l’IoT (Internet <text:span text:style-name="T75">of things</text:span>), de l’informatique rapide donc plus de données (big data), de la vitesse de l’ordinateur de plus en plus rapide, puis du calcul quantique, moins coûteux et plus rapide → l’IA se développe. Les deux plus récents sont l’apprentissage et le big data. Ce métier est très en vogue depuis 2010.</text:p>
      <text:p text:style-name="P60"/>
      <text:p text:style-name="P28"><text:span text:style-name="T9">- Le processus normal </text:span><text:span text:style-name="T10">le </text:span><text:span text:style-name="T8">cycle de vie du logiciel</text:span><text:span text:style-name="T9"> se compose de 6 étapes:</text:span></text:p>
      <text:p text:style-name="P29"><text:soft-page-break/><text:span text:style-name="T9"><text:tab/></text:span><text:span text:style-name="T16">Analys</text:span><text:span text:style-name="T17">e</text:span><text:span text:style-name="T16"> →</text:span><text:span text:style-name="T18"> Design</text:span><text:span text:style-name="T17">er</text:span><text:span text:style-name="T18"> → D</text:span><text:span text:style-name="T17">é</text:span><text:span text:style-name="T18">velop</text:span><text:span text:style-name="T17">pe</text:span><text:span text:style-name="T18">ment → Test</text:span><text:span text:style-name="T17">er</text:span><text:span text:style-name="T18"> → Entretien</text:span></text:p>
      <text:p text:style-name="P30"><text:span text:style-name="T14">Selon M.DO, ce travail n’est pas entièrement dans le cycle de vie du logiciel. Cependant, le produit de ce travail est une bibliothèque pour le poste </text:span><text:a xlink:type="simple" xlink:href="https://en.wikipedia.org/wiki/Massive_Online_Analysis" office:target-frame-name="_blank" xlink:show="new" text:style-name="Internet_20_link" text:visited-style-name="Visited_20_Internet_20_Link">MOA</text:a><text:span text:style-name="T15"> (Massive Online Analysis)</text:span><text:span text:style-name="T14">. Il s’agit d’un ajout à la section </text:span><text:span text:style-name="T15">Analyse</text:span><text:span text:style-name="T14"> du cycle de vie du logiciel. Et si pour utiliser ces produits comme bibliothèques pour coder, c’est dans la section </text:span><text:span text:style-name="T15">Développement</text:span><text:span text:style-name="T14">.</text:span></text:p>
      <text:p text:style-name="P23"/>
      <text:p text:style-name="P17"/>
      <text:p text:style-name="P17"/>
      <text:p text:style-name="P17"/>
      <text:h text:style-name="P84" text:outline-level="2"><text:bookmark-start text:name="__RefHeading___Toc1220_3837789076"/><text:span text:style-name="T46">4</text:span><text:span text:style-name="T45">) </text:span><text:span text:style-name="T22">Compétences liées au métier</text:span><text:span text:style-name="T45">:</text:span><text:bookmark-end text:name="__RefHeading___Toc1220_3837789076"/></text:h>
      <text:p text:style-name="P17"/>
      <text:p text:style-name="P17">- Après l’avoir interrogé sur les compétences nécessaires pour pouvoir travailler dans son poste dans l’entreprise, voici les résultats<text:span text:style-name="T48">:</text:span></text:p>
      <text:p text:style-name="P33">+ Il est nécessaire de très bien maîtriser les mathématiques de base et les statistiques.</text:p>
      <text:p text:style-name="P15"/>
      <text:p text:style-name="P44">+ Acquérir la capacité d’optimiser mathématiquement un programme ou un algorithme.</text:p>
      <text:p text:style-name="P12"/>
      <text:p text:style-name="P45">+ <text:span text:style-name="T26">La capable d</text:span>’<text:span text:style-name="T19">optimiser</text:span> le code du programme en termes de temps et de complexité pour augmenter la vitesse d’exécution du programme et la possibilité de calculer en parallèle.</text:p>
      <text:p text:style-name="P45"/>
      <text:p text:style-name="P52">+ <text:span text:style-name="T27">Algorithmique et structures de données.</text:span></text:p>
      <text:p text:style-name="P54"/>
      <text:p text:style-name="P53"><text:span text:style-name="T27">+ Besoin d’être compétent dans les </text:span><text:span text:style-name="T23">deux</text:span><text:span text:style-name="T27"> langages informatiques </text:span><text:span text:style-name="T28">C/C++</text:span><text:span text:style-name="T23"> et </text:span><text:span text:style-name="T28">Python</text:span><text:span text:style-name="T23">.</text:span></text:p>
      <text:p text:style-name="P55"/>
      <text:p text:style-name="P56">+ Data base/Big data: <text:a xlink:type="simple" xlink:href="https://sql.sh/" office:target-frame-name="_blank" xlink:show="new" text:style-name="Internet_20_link" text:visited-style-name="Visited_20_Internet_20_Link">SQL</text:a> et <text:a xlink:type="simple" xlink:href="https://www.geeksforgeeks.org/introduction-to-nosql/" office:target-frame-name="_parent" xlink:show="replace" text:style-name="Internet_20_link" text:visited-style-name="Visited_20_Internet_20_Link"><text:span text:style-name="T71">N</text:span></text:a><text:a xlink:type="simple" xlink:href="https://www.geeksforgeeks.org/introduction-to-nosql/" office:target-frame-name="_parent" xlink:show="replace" text:style-name="Internet_20_link" text:visited-style-name="Visited_20_Internet_20_Link">oSQL</text:a>.</text:p>
      <text:p text:style-name="P56"/>
      <text:p text:style-name="P46">+ Business: Il est nécessaire de comprendre la connaissance des valeurs mobilières et de la finance, de l’économie et de la signification des indices boursiers, comment opérer.</text:p>
      <text:p text:style-name="P46"/>
      <text:p text:style-name="P51">+ Les principaux outils:</text:p>
      <text:p text:style-name="P68"><text:span text:style-name="T64"><text:tab/> <text:s/>‘</text:span><text:a xlink:type="simple" xlink:href="https://www.bloomberg.com/europe" office:target-frame-name="_parent" xlink:show="replace" text:style-name="Internet_20_link" text:visited-style-name="Visited_20_Internet_20_Link">bloomberg</text:a><text:span text:style-name="T67">’</text:span><text:span text:style-name="T64">: Fournisse de données de marché et d'actualités <text:tab/> <text:tab/> <text:s/></text:span><text:span text:style-name="T60">(</text:span><text:span text:style-name="T64">market data and news provider</text:span><text:span text:style-name="T60">)</text:span></text:p>
      <text:p text:style-name="P69"><text:span text:style-name="T64"><text:tab/> <text:s/>‘</text:span><text:a xlink:type="simple" xlink:href="https://norgatedata.com/" office:target-frame-name="_parent" xlink:show="replace" text:style-name="Internet_20_link" text:visited-style-name="Visited_20_Internet_20_Link"><text:span text:style-name="T68">norgate data</text:span></text:a><text:span text:style-name="T65">’: données financières</text:span></text:p>
      <text:p text:style-name="P69"><text:span text:style-name="T64"><text:tab/> <text:s/>‘</text:span><text:a xlink:type="simple" xlink:href="https://fr.mathworks.com/products/connections/product_detail/gurobi-optimizer.html" office:target-frame-name="_parent" xlink:show="replace" text:style-name="Internet_20_link" text:visited-style-name="Visited_20_Internet_20_Link"><text:span text:style-name="T68">Gurobi</text:span></text:a><text:span text:style-name="T65">’: math optimization</text:span></text:p>
      <text:p text:style-name="P69"><text:soft-page-break/><text:span text:style-name="T64"><text:tab/> <text:s/></text:span><text:span text:style-name="T66">Pour coder: </text:span><text:a xlink:type="simple" xlink:href="https://notepad-plus-plus.org/" office:target-frame-name="_parent" xlink:show="replace" text:style-name="Internet_20_link" text:visited-style-name="Visited_20_Internet_20_Link"><text:span text:style-name="T69">Notepad++</text:span></text:a><text:span text:style-name="T66">, </text:span><text:a xlink:type="simple" xlink:href="https://code.visualstudio.com/" office:target-frame-name="_parent" xlink:show="replace" text:style-name="Internet_20_link" text:visited-style-name="Visited_20_Internet_20_Link"><text:span text:style-name="T61">V</text:span></text:a><text:a xlink:type="simple" xlink:href="https://code.visualstudio.com/" office:target-frame-name="_parent" xlink:show="replace" text:style-name="Internet_20_link" text:visited-style-name="Visited_20_Internet_20_Link"><text:span text:style-name="T62">S</text:span></text:a><text:a xlink:type="simple" xlink:href="https://code.visualstudio.com/" office:target-frame-name="_parent" xlink:show="replace" text:style-name="Internet_20_link" text:visited-style-name="Visited_20_Internet_20_Link"><text:span text:style-name="T61">code</text:span></text:a><text:span text:style-name="T66">, </text:span><text:span text:style-name="T69"><text:s/></text:span><text:a xlink:type="simple" xlink:href="https://www.anaconda.com/" office:target-frame-name="_parent" xlink:show="replace" text:style-name="Internet_20_link" text:visited-style-name="Visited_20_Internet_20_Link">Anaconda</text:a><text:span text:style-name="T66">, </text:span><text:a xlink:type="simple" xlink:href="https://www.sqlite.org/index.html" office:target-frame-name="_parent" xlink:show="replace" text:style-name="Internet_20_link" text:visited-style-name="Visited_20_Internet_20_Link"><text:span text:style-name="T69">SQLite</text:span></text:a></text:p>
      <text:p text:style-name="P69"><text:span text:style-name="T64"><text:tab/> <text:s/></text:span><text:span text:style-name="T65">AI package(python): </text:span><text:a xlink:type="simple" xlink:href="https://scikit-learn.org/stable/index.html" office:target-frame-name="_parent" xlink:show="replace" text:style-name="Internet_20_link" text:visited-style-name="Visited_20_Internet_20_Link"><text:span text:style-name="T68">sklearn</text:span></text:a><text:span text:style-name="T65">, </text:span><text:a xlink:type="simple" xlink:href="https://scipy.org/" office:target-frame-name="_parent" xlink:show="replace" text:style-name="Internet_20_link" text:visited-style-name="Visited_20_Internet_20_Link"><text:span text:style-name="T68">scipy</text:span></text:a><text:span text:style-name="T65"> – internal package</text:span></text:p>
      <text:p text:style-name="P67"><text:span text:style-name="T64"><text:tab/> </text:span><text:span text:style-name="T63">‘</text:span><text:a xlink:type="simple" xlink:href="https://www.javatpoint.com/spark-big-data" office:target-frame-name="_parent" xlink:show="replace" text:style-name="Internet_20_link" text:visited-style-name="Visited_20_Internet_20_Link">Spark big data</text:a><text:span text:style-name="T68">’</text:span><text:span text:style-name="T65">: pour exécuter le programme plus </text:span><text:span text:style-name="T57">rapide</text:span><text:span text:style-name="T59">m</text:span><text:span text:style-name="T57">ent</text:span></text:p>
      <text:p text:style-name="P14"/>
      <text:p text:style-name="P22"><text:span text:style-name="T65">- Dans la liste des compétences ci-dessus, j’ai eu un contact ou une connaissance avec l’optimiser les algorithmes et le code à travers les matières en classe, en particulier les ‘</text:span><text:a xlink:type="simple" xlink:href="https://informatique.up8.edu/licence-iv/semestre-3.html#ec-asd1" office:target-frame-name="_parent" xlink:show="replace" text:style-name="Internet_20_link" text:visited-style-name="Visited_20_Internet_20_Link"><text:span text:style-name="T54">A</text:span></text:a><text:a xlink:type="simple" xlink:href="https://informatique.up8.edu/licence-iv/semestre-3.html#ec-asd1" office:target-frame-name="_parent" xlink:show="replace" text:style-name="Internet_20_link" text:visited-style-name="Visited_20_Internet_20_Link">lgorithmes et les structures de données</text:a><text:span text:style-name="T65">’, a été apprise au semestre 3 de cette année scolaire. C/C++ et Python sont les 2 principaux langages que j’utilise souvent comme devoirs pour les cours </text:span><text:span text:style-name="T55">(par exemple: </text:span><text:a xlink:type="simple" xlink:href="https://informatique.up8.edu/licence-iv/semestre-3.html#ec-pa" office:target-frame-name="_parent" xlink:show="replace" text:style-name="Internet_20_link" text:visited-style-name="Visited_20_Internet_20_Link">Programmation Avancée</text:a><text:span text:style-name="T55">, </text:span><text:a xlink:type="simple" xlink:href="https://informatique.up8.edu/licence-iv/semestre-3.html#ec-gui" office:target-frame-name="_parent" xlink:show="replace" text:style-name="Internet_20_link" text:visited-style-name="Visited_20_Internet_20_Link">Programmation d’Interfaces</text:a><text:span text:style-name="T56">, </text:span><text:a xlink:type="simple" xlink:href="https://informatique.up8.edu/licence-iv/semestre-3.html#ec-iia" office:target-frame-name="_parent" xlink:show="replace" text:style-name="Internet_20_link" text:visited-style-name="Visited_20_Internet_20_Link">Introduction à l’intelligence artificielle</text:a><text:span text:style-name="T56">)</text:span><text:span text:style-name="T65">, et pour moi ce sont aussi les deux langages de programmation les plus familiers.</text:span><text:span text:style-name="T57"> </text:span><text:span text:style-name="T58">Et en plus,</text:span><text:span text:style-name="T57"> </text:span><text:span text:style-name="T58">j</text:span><text:span text:style-name="T65">e peux apprendre et utiliser</text:span><text:span text:style-name="T51"> beaucoup de matériel pédagogique, par exemple, des fonctions, des bibliothèques, etc... en ligne facilement et rapidement. Pour SQL, j’avais de l’expérience dans l’apprentissage dans le cours </text:span><text:a xlink:type="simple" xlink:href="https://informatique.up8.edu/licence-iv/semestre-2.html#ec-dwbd" office:target-frame-name="_parent" xlink:show="replace" text:style-name="Internet_20_link" text:visited-style-name="Visited_20_Internet_20_Link">Bases de donées</text:a><text:span text:style-name="T52">, </text:span><text:span text:style-name="T53">m</text:span><text:span text:style-name="T52">ême dans le cadre plus élémentaire des structures de données, ce cours me renseigne également sur la direction à ajouter dans l’application de SQL, SQLite. Enfin, les compétences restantes telles que les mathématiques de base, les statistiques, la connaissance des stocks, l’économie,.... J’ai moi-même quelques idées à apprendre. M.DO, la personne que j’ai interviewée était également disposée à partager avec moi des documents plus pertinents à apprendre si je voulais obtenir cette poste.</text:span></text:p>
      <text:p text:style-name="P16"/>
      <text:p text:style-name="P16"/>
      <text:p text:style-name="P16"/>
      <text:p text:style-name="P20"/>
      <text:p text:style-name="P20"/>
      <text:p text:style-name="P18"><text:span text:style-name="T47">5</text:span><text:span text:style-name="T45">) </text:span><text:span text:style-name="T22">Compétences acquises pendant le cours</text:span><text:span text:style-name="T45">:</text:span></text:p>
      <text:p text:style-name="P20"/>
      <text:p text:style-name="P20">- Le processus de préparation de cette interview elle-même est très similaire à l’étape 1 du processus de développement de logiciels, qui concerne les compétences de préparation, la collecte d’informations - la synthèse de l’information et la documentaire:</text:p>
      <text:p text:style-name="P49">+ Trouver des personnes dans <text:span text:style-name="T23">résaux(networking),</text:span></text:p>
      <text:p text:style-name="P62">+ <text:span text:style-name="T76">Trouver</text:span> profile interest – <text:span text:style-name="T76">prendre un RDV.</text:span></text:p>
      <text:p text:style-name="P49">+ Compréhension préliminaire de la carrière – Préparer les questions d’entrevue.</text:p>
      <text:p text:style-name="P49">+ Prendre des notes pendant l’entrevue.</text:p>
      <text:p text:style-name="P49">+ Analyser, synthétiser et rédiger des documents.</text:p>
      <text:p text:style-name="P49">+ Dessiner la direction, étapes à suivre dans le futur.</text:p>
      <text:p text:style-name="P20"/>
      <text:p text:style-name="P20"><text:soft-page-break/></text:p>
      <text:p text:style-name="P20"/>
      <text:p text:style-name="P20"/>
      <text:p text:style-name="P20"/>
      <text:p text:style-name="P31"><text:span text:style-name="T4">6</text:span><text:span text:style-name="T5">) </text:span><text:bookmark text:name="yui_3_17_2_1_1672249627619_38"/><text:bookmark text:name="yui_3_17_2_1_1672249627619_33"/><text:span text:style-name="T13">Vos </text:span><text:a xlink:type="simple" xlink:href="https://moodle.univ-paris8.fr/mod/resource/view.php?id=148073" text:style-name="Internet_20_link" text:visited-style-name="Visited_20_Internet_20_Link"><text:span text:style-name="T12">compétences transversales</text:span></text:a><text:span text:style-name="T5">:</text:span></text:p>
      <text:p text:style-name="P20"/>
      <text:p text:style-name="P20">- Mes 3 principales compétences transversales :</text:p>
      <text:p text:style-name="P65">+ Travail en <text:span text:style-name="T77">équipe: <text:s/>En tant qu’étudiant en informatique, j’ai dû faire beaucoup de travail d’équipe pour apprendre à assigner le travail.</text:span></text:p>
      <text:p text:style-name="P66">+ <text:span text:style-name="T78">Capacité d’adaptation: En tant qu’étudiant étranger, j’ai dû m’intégrer dans de nouvelles cultures, rencontrer de nouveaux amis de différentes cultures et travailler avec eux, j’ai dû m’adapter à différents styles de travail. En particulier, je suis asiatique, donc je comprends comment les Asiatiques travaillent.</text:span></text:p>
      <text:p text:style-name="P50">+ Travailler sous pression: Respecter les délais pour les projets, l’école assigne beaucoup de projets, je dois donc apprendre à gérer le temps de travail.</text:p>
      <text:p text:style-name="P50"/>
      <text:p text:style-name="P32"><text:span text:style-name="T6">- Les trois métiers pour lesquelles les compétences ci-dessus sont requises sont les suivantes :</text:span><text:span text:style-name="T79"> </text:span><text:span text:style-name="T80">Développeur, Testeur et Data Analyseur. Ce sont les trois carrières que je veux viser avant de me diriger vers le développement d’algorithmes et l’intelligence artificie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8T02:54:03.306640143</meta:creation-date>
    <meta:generator>Real_Office/6.2.3.2$Windows_x86 LibreOffice_project/b40a93cffb3080b9876e40c60e03703e9bd35612</meta:generator>
    <dc:date>2023-01-02T23:27:20.059000000</dc:date>
    <meta:editing-duration>PT10H44M54S</meta:editing-duration>
    <meta:editing-cycles>116</meta:editing-cycles>
    <meta:document-statistic meta:table-count="0" meta:image-count="0" meta:object-count="0" meta:page-count="7" meta:paragraph-count="82" meta:word-count="1964" meta:character-count="12428" meta:non-whitespace-character-count="10514"/>
  </office:meta>
</office:document-meta>
</file>